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myt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3">
            <text:p>4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227">
            <text:p>227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51">
            <text:p>5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149">
            <text:p>14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58">
            <text:p>58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48">
            <text:p>14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69">
            <text:p>469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244">
            <text:p>1,244</text:p>
          </table:table-cell>
          <table:table-cell table:style-name="ce23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1356">
            <text:p>1,356</text:p>
          </table:table-cell>
          <table:table-cell table:style-name="ce23" office:value-type="float" office:value="69">
            <text:p>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